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FreeSans2"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a1" style:family="table" style:master-page-name="">
      <style:table-properties style:width="4.3cm" fo:margin-left="0.801cm" style:page-number="auto" fo:break-before="auto" fo:break-after="auto" table:align="left" style:shadow="none" fo:keep-with-next="auto" style:may-break-between-rows="true" table:border-model="collapsing"/>
    </style:style>
    <style:style style:name="Tabla1.A" style:family="table-column">
      <style:table-column-properties style:column-width="2.096cm"/>
    </style:style>
    <style:style style:name="Tabla1.B" style:family="table-column">
      <style:table-column-properties style:column-width="2.205cm"/>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list-style-name="L2">
      <style:text-properties officeooo:rsid="000a6bdc" officeooo:paragraph-rsid="000a6bdc"/>
    </style:style>
    <style:style style:name="P2" style:family="paragraph" style:parent-style-name="Standard" style:list-style-name="L2">
      <style:text-properties officeooo:rsid="000ca3e9" officeooo:paragraph-rsid="000ca3e9"/>
    </style:style>
    <style:style style:name="P3" style:family="paragraph" style:parent-style-name="Standard">
      <style:text-properties officeooo:rsid="000ecb48" officeooo:paragraph-rsid="000ecb48"/>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FreeSans" fo:font-size="12pt" fo:font-style="normal" fo:text-shadow="none" style:text-underline-style="solid" style:text-underline-width="auto" style:text-underline-color="font-color" fo:font-weight="normal" officeooo:rsid="000ecb48" officeooo:paragraph-rsid="0011ccf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FreeSans" fo:font-size="12pt" fo:font-style="normal" fo:text-shadow="none" style:text-underline-style="none" fo:font-weight="normal" officeooo:rsid="000ecb48" officeooo:paragraph-rsid="0011ccf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a4dec" officeooo:paragraph-rsid="000a4dec"/>
    </style:style>
    <style:style style:name="P7" style:family="paragraph" style:parent-style-name="Standard">
      <style:text-properties style:font-name="FreeSans" fo:font-size="14pt" style:text-underline-style="solid" style:text-underline-width="auto" style:text-underline-color="font-color" fo:font-weight="bold" officeooo:rsid="000ecb48" officeooo:paragraph-rsid="000ecb48" style:font-size-asian="14pt" style:font-weight-asian="bold" style:font-size-complex="14pt" style:font-weight-complex="bold"/>
    </style:style>
    <style:style style:name="P8" style:family="paragraph" style:parent-style-name="Standard">
      <style:text-properties style:font-name="FreeSans" fo:font-size="12pt" officeooo:rsid="00080056" officeooo:paragraph-rsid="00080056" style:font-size-asian="12pt" style:font-size-complex="12pt"/>
    </style:style>
    <style:style style:name="P9" style:family="paragraph" style:parent-style-name="Standard" style:list-style-name="L1">
      <style:text-properties style:font-name="FreeSans" fo:font-size="12pt" officeooo:rsid="00080056" officeooo:paragraph-rsid="00080056" style:font-size-asian="12pt" style:font-size-complex="12pt"/>
    </style:style>
    <style:style style:name="P10" style:family="paragraph" style:parent-style-name="Standard">
      <style:text-properties style:font-name="FreeSans" fo:font-size="12pt" officeooo:rsid="000cef2f" officeooo:paragraph-rsid="00080056" style:font-size-asian="12pt" style:font-size-complex="12pt"/>
    </style:style>
    <style:style style:name="P11" style:family="paragraph" style:parent-style-name="Standard">
      <style:text-properties style:font-name="FreeSans" fo:font-size="12pt" officeooo:rsid="000ecb48" officeooo:paragraph-rsid="000ecb48" style:font-size-asian="12pt" style:font-size-complex="12pt"/>
    </style:style>
    <style:style style:name="P12" style:family="paragraph" style:parent-style-name="Standard">
      <style:text-properties style:font-name="FreeSans" fo:font-size="12pt" officeooo:rsid="000ecb48" officeooo:paragraph-rsid="0011ccf2" style:font-size-asian="12pt" style:font-size-complex="12pt"/>
    </style:style>
    <style:style style:name="P13" style:family="paragraph" style:parent-style-name="Standard">
      <style:text-properties style:font-name="FreeSans" fo:font-size="12pt" officeooo:rsid="000fa603" officeooo:paragraph-rsid="000fa603" style:font-size-asian="12pt" style:font-size-complex="12pt"/>
    </style:style>
    <style:style style:name="P14" style:family="paragraph" style:parent-style-name="Standard">
      <style:text-properties style:font-name="FreeSans" fo:font-size="12pt" officeooo:rsid="0010a922" officeooo:paragraph-rsid="0010a922" style:font-size-asian="12pt" style:font-size-complex="12pt"/>
    </style:style>
    <style:style style:name="P15" style:family="paragraph" style:parent-style-name="Standard">
      <style:text-properties style:font-name="FreeSans" fo:font-size="12pt" officeooo:rsid="0011fab7" officeooo:paragraph-rsid="0011fab7" style:font-size-asian="12pt" style:font-size-complex="12pt"/>
    </style:style>
    <style:style style:name="P16" style:family="paragraph" style:parent-style-name="Standard">
      <style:text-properties style:font-name="FreeSans" fo:font-size="12pt" fo:font-weight="bold" officeooo:rsid="000ecb48" officeooo:paragraph-rsid="000ecb48" style:font-size-asian="12pt" style:font-weight-asian="bold" style:font-size-complex="12pt" style:font-weight-complex="bold"/>
    </style:style>
    <style:style style:name="P17" style:family="paragraph" style:parent-style-name="Standard">
      <style:paragraph-properties fo:margin-top="0cm" fo:margin-bottom="0.353cm" loext:contextual-spacing="false" fo:line-height="115%" fo:text-align="justify" style:justify-single-word="false" fo:hyphenation-ladder-count="no-limit"/>
      <style:text-properties style:font-name="FreeSans" fo:font-size="12pt" officeooo:paragraph-rsid="00133f82" style:letter-kerning="true" style:font-name-asian="Calibri" style:font-size-asian="12pt" style:language-asian="en" style:country-asian="US" style:font-name-complex="Calibri" style:font-size-complex="12pt" style:language-complex="ar" style:country-complex="SA" fo:hyphenate="true" fo:hyphenation-remain-char-count="2" fo:hyphenation-push-char-count="2"/>
    </style:style>
    <style:style style:name="P18" style:family="paragraph" style:parent-style-name="Standard" style:list-style-name="WW8Num1">
      <style:paragraph-properties fo:margin-top="0cm" fo:margin-bottom="0.353cm" loext:contextual-spacing="false" fo:line-height="115%" fo:text-align="justify" style:justify-single-word="false" fo:hyphenation-ladder-count="no-limit"/>
      <style:text-properties style:font-name="FreeSans" fo:font-size="12pt" officeooo:paragraph-rsid="00133f82" style:letter-kerning="true" style:font-name-asian="Calibri" style:font-size-asian="12pt" style:language-asian="en" style:country-asian="US" style:font-name-complex="Calibri" style:font-size-complex="12pt" style:language-complex="ar" style:country-complex="SA" fo:hyphenate="true" fo:hyphenation-remain-char-count="2" fo:hyphenation-push-char-count="2"/>
    </style:style>
    <style:style style:name="P19" style:family="paragraph" style:parent-style-name="Standard" style:list-style-name="WW8Num1">
      <style:paragraph-properties fo:margin-top="0cm" fo:margin-bottom="0.353cm" loext:contextual-spacing="false" fo:line-height="115%" fo:text-align="justify" style:justify-single-word="false" fo:hyphenation-ladder-count="no-limit"/>
      <style:text-properties style:font-name="FreeSans" fo:font-size="12pt" officeooo:rsid="000cef2f" officeooo:paragraph-rsid="00133f82" style:letter-kerning="true" style:font-name-asian="Calibri" style:font-size-asian="12pt" style:language-asian="en" style:country-asian="US" style:font-name-complex="Calibri" style:font-size-complex="12pt" style:language-complex="ar" style:country-complex="SA" fo:hyphenate="true" fo:hyphenation-remain-char-count="2" fo:hyphenation-push-char-count="2"/>
    </style:style>
    <style:style style:name="P20" style:family="paragraph" style:parent-style-name="Standard">
      <style:paragraph-properties fo:margin-top="0cm" fo:margin-bottom="0.353cm" loext:contextual-spacing="false" fo:line-height="115%" fo:text-align="justify" style:justify-single-word="false" fo:hyphenation-ladder-count="no-limit"/>
      <style:text-properties style:font-name="FreeSans" fo:font-size="14pt" style:text-underline-style="solid" style:text-underline-width="auto" style:text-underline-color="font-color" fo:font-weight="bold" officeooo:paragraph-rsid="00133f82" style:letter-kerning="true" style:font-name-asian="Calibri" style:font-size-asian="14pt" style:language-asian="en" style:country-asian="US" style:font-weight-asian="bold" style:font-name-complex="Calibri" style:font-size-complex="14pt" style:language-complex="ar" style:country-complex="SA" style:font-weight-complex="bold" fo:hyphenate="true" fo:hyphenation-remain-char-count="2" fo:hyphenation-push-char-count="2"/>
    </style:style>
    <style:style style:name="T1" style:family="text">
      <style:text-properties officeooo:rsid="00088bfc"/>
    </style:style>
    <style:style style:name="T2" style:family="text">
      <style:text-properties officeooo:rsid="000adc59"/>
    </style:style>
    <style:style style:name="T3" style:family="text">
      <style:text-properties fo:font-weight="bold" style:font-weight-asian="bold" style:font-weight-complex="bold"/>
    </style:style>
    <style:style style:name="T4" style:family="text">
      <style:text-properties fo:font-weight="bold" officeooo:rsid="000adc59" style:font-weight-asian="bold" style:font-weight-complex="bold"/>
    </style:style>
    <style:style style:name="T5" style:family="text">
      <style:text-properties officeooo:rsid="000cef2f"/>
    </style:style>
    <style:style style:name="T6" style:family="text">
      <style:text-properties style:text-line-through-style="solid" style:text-line-through-type="single" officeooo:rsid="0011ccf2"/>
    </style:style>
    <style:style style:name="T7" style:family="text">
      <style:text-properties style:text-underline-style="none"/>
    </style:style>
    <style:style style:name="T8" style:family="text">
      <style:text-properties officeooo:rsid="000fa603"/>
    </style:style>
    <style:style style:name="T9" style:family="text">
      <style:text-properties officeooo:rsid="0011ccf2"/>
    </style:style>
    <style:style style:name="T10" style:family="text">
      <style:text-properties officeooo:rsid="000a00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Otros a</text:span>rchivos del sistema importantes</text:p>
      <text:p text:style-name="P8"/>
      <text:list xml:id="list1157858844" text:style-name="L1">
        <text:list-item>
          <text:p text:style-name="P9">/etc/profile</text:p>
          <text:list>
            <text:list-item>
              <text:p text:style-name="P9">~/.profile</text:p>
            </text:list-item>
            <text:list-item>
              <text:p text:style-name="P9">~/.bash_profile</text:p>
            </text:list-item>
          </text:list>
        </text:list-item>
        <text:list-item>
          <text:p text:style-name="P9">/etc/bashrc</text:p>
          <text:list>
            <text:list-item>
              <text:p text:style-name="P9">~/.bashrc</text:p>
            </text:list-item>
            <text:list-item>
              <text:p text:style-name="P9">~/.bash_logout</text:p>
            </text:list-item>
          </text:list>
        </text:list-item>
      </text:list>
      <text:p text:style-name="P10"/>
      <text:p text:style-name="P20">Caracteres comodín:</text:p>
      <text:p text:style-name="P17">Una característica importante de la mayoría de intérpretes de comandos, es la capacidad de referirse a mas de un archivo usando expresiones regulares, es decir, una secuencia de caracteres que forma un patrón de búsqueda. En su forma mas simple consiste en la utilización de los llamados comodines que permiten referirse a, por ejemplo, todos los archivos cuyo nombre contiene una determinada secuencia de caracteres. Los comodines son:</text:p>
      <text:list xml:id="list2020567772" text:style-name="WW8Num1">
        <text:list-item>
          <text:p text:style-name="P18"><text:span text:style-name="T3">*</text:span>: <text:span text:style-name="T10">H</text:span>ace referencia a cualquier cadena de caracteres en el nombre del archivo. Cuando se usa * para referirse al nombre de un archivo, el intérprete de comandos lo sustituye por todas las combinaciones posibles provenientes de los archivos en el directorio al cual nos estamos refiriendo.</text:p>
        </text:list-item>
        <text:list-item>
          <text:p text:style-name="P19"><text:span text:style-name="T3">?</text:span>: <text:span text:style-name="T10">Hace referencia a cualquier carácter en la posición a la que hace referencia en el nombre del archivo.</text:span></text:p>
        </text:list-item>
      </text:list>
      <text:p text:style-name="P7">Permisos <text:span text:style-name="T9">y chmod</text:span>:</text:p>
      <text:p text:style-name="P11"/>
      <text:p text:style-name="P11">rwx<text:tab/>→<text:span text:style-name="T9"><text:tab/></text:span>7<text:tab/>→<text:span text:style-name="T9"><text:tab/></text:span>Lectura, escritura y ejecució<text:span text:style-name="T8">n</text:span></text:p>
      <text:p text:style-name="P11">rw-<text:tab/>→<text:span text:style-name="T9"><text:tab/></text:span>6<text:tab/>→<text:tab/>Lectura y escritura</text:p>
      <text:p text:style-name="P11">r-x<text:tab/>→<text:span text:style-name="T9"><text:tab/></text:span>5<text:tab/>→<text:span text:style-name="T9"><text:tab/></text:span>Lectura y ejecución</text:p>
      <text:p text:style-name="P11">r--<text:tab/>→<text:span text:style-name="T9"><text:tab/></text:span>4<text:tab/>→<text:span text:style-name="T9"><text:tab/></text:span>Lectura</text:p>
      <text:p text:style-name="P11">-wx<text:tab/>→<text:span text:style-name="T9"><text:tab/></text:span>3<text:tab/>→<text:span text:style-name="T9"><text:tab/></text:span>Escritura y ejecución</text:p>
      <text:p text:style-name="P11">-w-<text:tab/>→<text:span text:style-name="T9"><text:tab/></text:span>2<text:tab/>→<text:span text:style-name="T9"><text:tab/></text:span>Escritura</text:p>
      <text:p text:style-name="P12">--x<text:tab/>→<text:span text:style-name="T9"><text:tab/></text:span>1<text:tab/>→<text:span text:style-name="T9"><text:tab/></text:span>Ejecución</text:p>
      <text:p text:style-name="P12">---<text:tab/>→<text:span text:style-name="T9"><text:tab/></text:span>0<text:tab/>→<text:span text:style-name="T9"><text:tab/></text:span>Sin permisos</text:p>
      <text:p text:style-name="P16"/>
      <text:p text:style-name="P11"/>
      <table:table table:name="Tabla1" table:style-name="Tabla1" table:template-name="Estilo predeterminado">
        <table:table-column table:style-name="Tabla1.A"/>
        <table:table-column table:style-name="Tabla1.B"/>
        <table:table-row table:style-name="Tabla1.1">
          <table:table-cell table:style-name="Tabla1.A1" office:value-type="string">
            <text:p text:style-name="P4">Permisos</text:p>
          </table:table-cell>
          <table:table-cell table:style-name="Tabla1.B1" office:value-type="string">
            <text:p text:style-name="P4">Pertenece</text:p>
          </table:table-cell>
        </table:table-row>
        <table:table-row>
          <table:table-cell table:style-name="Tabla1.A2" office:value-type="string">
            <text:p text:style-name="P5">rwx------</text:p>
          </table:table-cell>
          <table:table-cell table:style-name="Tabla1.B2" office:value-type="string">
            <text:p text:style-name="P5">Usuario</text:p>
          </table:table-cell>
        </table:table-row>
        <table:table-row>
          <table:table-cell table:style-name="Tabla1.A2" office:value-type="string">
            <text:p text:style-name="P5">---rwx---</text:p>
          </table:table-cell>
          <table:table-cell table:style-name="Tabla1.B2" office:value-type="string">
            <text:p text:style-name="P5">Grupo</text:p>
          </table:table-cell>
        </table:table-row>
        <table:table-row>
          <table:table-cell table:style-name="Tabla1.A2" office:value-type="string">
            <text:p text:style-name="P5">------rwx</text:p>
          </table:table-cell>
          <table:table-cell table:style-name="Tabla1.B2" office:value-type="string">
            <text:p text:style-name="P5"><text:span text:style-name="T9">O</text:span>tros</text:p>
          </table:table-cell>
        </table:table-row>
      </table:table>
      <text:p text:style-name="P11"/>
      <text:p text:style-name="P13"><text:span text:style-name="T9"><text:tab/>E</text:span>jemplos:</text:p>
      <text:p text:style-name="P13"><text:tab/>chmod u=rwx,g=rwx,o=rwx<text:tab/>→ chmod 777</text:p>
      <text:p text:style-name="P14"><text:tab/>chmod u=rwx,g=r,o=r<text:tab/>→ chmod 744</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FreeSans2"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0" style:family="text">
      <style:text-properties style:font-name="Symbol" fo:font-family="Symbol" style:font-name-complex="OpenSymbol2" style:font-family-complex="OpenSymbol, 'Arial Unicode MS'" style:font-charset-complex="x-symbol"/>
    </style:style>
    <style:style style:name="WW8Num1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8:26:13.500678142</meta:creation-date>
    <dc:date>2018-02-27T19:22:53.869558223</dc:date>
    <meta:editing-duration>PT58M50S</meta:editing-duration>
    <meta:editing-cycles>13</meta:editing-cycles>
    <meta:generator>LibreOffice/6.0.2.1$Linux_X86_64 LibreOffice_project/00m0$Build-1</meta:generator>
    <meta:document-statistic meta:table-count="1" meta:image-count="0" meta:object-count="0" meta:page-count="1" meta:paragraph-count="31" meta:word-count="230" meta:character-count="1326" meta:non-whitespace-character-count="1135"/>
  </office:meta>
</office:document-meta>
</file>